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08488c" officeooo:paragraph-rsid="0001beb6"/>
    </style:style>
    <style:style style:name="P2" style:family="paragraph" style:parent-style-name="Standard">
      <style:text-properties fo:color="#000000" loext:opacity="100%" officeooo:rsid="000857db" officeooo:paragraph-rsid="0001b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17b" style:font-weight-asian="bold" style:font-weight-complex="bold"/>
    </style:style>
    <style:style style:name="T3" style:family="text">
      <style:text-properties fo:font-weight="bold" officeooo:rsid="000857db" style:font-weight-asian="bold" style:font-weight-complex="bold"/>
    </style:style>
    <style:style style:name="T4" style:family="text">
      <style:text-properties fo:font-weight="bold" officeooo:rsid="0008a3bc" style:font-weight-asian="bold" style:font-weight-complex="bold"/>
    </style:style>
    <style:style style:name="T5" style:family="text">
      <style:text-properties fo:font-weight="bold" officeooo:rsid="0001beb6" style:font-weight-asian="bold" style:font-weight-complex="bold"/>
    </style:style>
    <style:style style:name="T6" style:family="text">
      <style:text-properties officeooo:rsid="000d917b"/>
    </style:style>
    <style:style style:name="T7" style:family="text">
      <style:text-properties officeooo:rsid="000857db"/>
    </style:style>
    <style:style style:name="T8" style:family="text">
      <style:text-properties officeooo:rsid="0001b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#</text:span>BIBIOGRAFIA:</text:p>
      <text:p text:style-name="P1"/>
      <text:p text:style-name="P1"><text:span text:style-name="T5">## </text:span><text:span text:style-name="T3">Bom senso</text:span><text:span text:style-name="T7"> - https://www.significados.com.br/bom-senso/#:~:text=Bom%20senso%20%C3%A9%20uma%20qualidade,costumes%20adequados%20para%20determinado%20contexto.</text:span> </text:p>
      <text:p text:style-name="P1"/>
      <text:p text:style-name="P1"><text:span text:style-name="T5">## </text:span><text:span text:style-name="T1">Lao-Tsé - </text:span><text:span text:style-name="T2">c</text:span><text:span text:style-name="T4">itações</text:span><text:span text:style-name="T1"> </text:span>- https://citacoes.in/citacoes/564389-lao-tse-uma-longa-viagem-comeca-com-um-unico-passo/</text:p>
      <text:p text:style-name="P1"/>
      <text:p text:style-name="P1"><text:span text:style-name="T5">## </text:span><text:span text:style-name="T1">Antoine de Saint-Exupéry – </text:span><text:span text:style-name="T2">citações -</text:span><text:span text:style-name="T6"> https://www.pensador.com/frase/MTIyMjI1NA/#:~:text=pre%C3%A7o%2C...-,Antoine%20de%20Saint%2DExup%C3%A9ry,importante%20para%20ser%20esquecido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07:39:17.399000000</dc:date>
    <meta:editing-duration>PT36S</meta:editing-duration>
    <meta:editing-cycles>1</meta:editing-cycles>
    <meta:document-statistic meta:table-count="0" meta:image-count="0" meta:object-count="0" meta:page-count="1" meta:paragraph-count="4" meta:word-count="19" meta:character-count="467" meta:non-whitespace-character-count="450"/>
    <meta:generator>LibreOffice/7.3.0.3$Windows_X86_64 LibreOffice_project/0f246aa12d0eee4a0f7adcefbf7c878fc2238db3</meta:generator>
  </office:meta>
</office:document-meta>
</file>